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935" officeooo:paragraph-rsid="00018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your road to the village you find an armory guarded by a paladin in shining armor. </text:p>
      <text:p text:style-name="P1">He sees you and yells at you “UNHOLY BEING I SHALL SMITE THEE!”</text:p>
      <text:p text:style-name="P1">[MATH GAME BEGINS]</text:p>
      <text:p text:style-name="P1"/>
      <text:p text:style-name="P1">Once you have defeated the paladin you loot the armory for weapons.</text:p>
      <text:p text:style-name="P1">After that you proceed to walk towards the vill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23T21:28:44.836000000</dc:date>
    <meta:editing-duration>PT2M30S</meta:editing-duration>
    <meta:editing-cycles>1</meta:editing-cycles>
    <meta:document-statistic meta:table-count="0" meta:image-count="0" meta:object-count="0" meta:page-count="1" meta:paragraph-count="5" meta:word-count="54" meta:character-count="284" meta:non-whitespace-character-count="234"/>
  </office:meta>
</office:document-meta>
</file>